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f5341" officeooo:paragraph-rsid="000f5341"/>
    </style:style>
    <style:style style:name="P2" style:family="paragraph" style:parent-style-name="Standard">
      <style:text-properties officeooo:rsid="00110156" officeooo:paragraph-rsid="00110156"/>
    </style:style>
    <style:style style:name="P3" style:family="paragraph" style:parent-style-name="Standard">
      <style:text-properties officeooo:rsid="000f7400" officeooo:paragraph-rsid="000f7400"/>
    </style:style>
    <style:style style:name="P4" style:family="paragraph" style:parent-style-name="Standard">
      <style:text-properties officeooo:rsid="0011481c" officeooo:paragraph-rsid="0011481c"/>
    </style:style>
    <style:style style:name="P5" style:family="paragraph" style:parent-style-name="Standard">
      <style:text-properties officeooo:rsid="0012f930" officeooo:paragraph-rsid="0012f9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act native</text:p>
      <text:p text:style-name="P1"/>
      <text:p text:style-name="P1"/>
      <text:p text:style-name="P2">Hooks - </text:p>
      <text:p text:style-name="P1"/>
      <text:p text:style-name="P1">DIPS – density independent pixels with scale factor (for individual devices)</text:p>
      <text:p text:style-name="P1"/>
      <text:p text:style-name="P3">Use library called hooks to detect screen orientation of device.</text:p>
      <text:p text:style-name="P3"/>
      <text:p text:style-name="P4">Flex in React – With flex we typically set up a view as a container and align children withing this container. </text:p>
      <text:p text:style-name="P4"/>
      <text:p text:style-name="P5">FlexBasis style property: sets the size of an item along the primary axi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7T16:45:17.455176416</meta:creation-date>
    <dc:date>2020-06-09T15:44:11.047999955</dc:date>
    <meta:editing-duration>PT1H30M51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57" meta:character-count="346" meta:non-whitespace-character-count="290"/>
  </office:meta>
</office:document-meta>
</file>